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Courier New" svg:font-family="'Courier New'" style:font-family-generic="modern" style:font-pitch="fixed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</office:font-face-decls>
  <office:automatic-styles>
    <style:style style:name="P1" style:family="paragraph" style:parent-style-name="Text_20_body" style:list-style-name="L1">
      <style:text-properties fo:language="nl" fo:country="NL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Text_20_body">
      <style:text-properties fo:language="nl" fo:country="NL"/>
    </style:style>
    <style:style style:name="P4" style:family="paragraph" style:parent-style-name="Text_20_body" style:list-style-name="WW8Num3">
      <style:paragraph-properties fo:margin-left="0cm" fo:margin-right="0cm" fo:text-indent="0cm" style:auto-text-indent="false">
        <style:tab-stops>
          <style:tab-stop style:position="0.499cm"/>
        </style:tab-stops>
      </style:paragraph-properties>
      <style:text-properties fo:language="nl" fo:country="NL"/>
    </style:style>
    <style:style style:name="T1" style:family="text">
      <style:text-properties fo:language="nl" fo:country="NL"/>
    </style:style>
    <style:style style:name="T2" style:family="text" style:parent-style-name="Internet_20_link">
      <style:text-properties fo:language="nl" fo:country="NL"/>
    </style:style>
    <text:list-style style:name="L1">
      <text:list-level-style-bullet text:level="1" text:style-name="Bullet_20_Symbols" style:num-suffix="." text:bullet-char="●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502cm" text:min-label-width="0.499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leiding</text:h>
      <text:list text:style-name="L1">
        <text:list-header>
          <text:p text:style-name="P1"/>
        </text:list-header>
      </text:list>
      <text:p text:style-name="P2"><text:span text:style-name="T1">ClamWin Free Antivirus is een grafische gebruikersinterface voor de </text:span><text:a xlink:type="simple" xlink:href="http://www.clamav.net/" office:target-frame-name="_blank" xlink:show="new"><text:span text:style-name="T2">ClamAV</text:span></text:a><text:span text:style-name="T1"> anti-virus software die werkt onder Microsoft Windows. De software kan eenvoudig geïnstalleerd worden.</text:span></text:p>
      <text:p text:style-name="P3">Enkele kenmerken :</text:p>
      <text:list text:style-name="WW8Num3">
        <text:list-item>
          <text:p text:style-name="P4">Scheduler : Stel scans zodanig in dat ze op vaste tijdstippen uitgevoerd worden</text:p>
        </text:list-item>
        <text:list-item>
          <text:p text:style-name="P4">Automatische updates van de virus database via het Internet</text:p>
        </text:list-item>
        <text:list-item>
          <text:p text:style-name="P4">Automatische melding van nieuwe ClamWin versies</text:p>
        </text:list-item>
        <text:list-item>
          <text:p text:style-name="P4">Zelfstandige Virus Scanner</text:p>
        </text:list-item>
        <text:list-item>
          <text:p text:style-name="P4">Context menu integratie voor de Microsoft Windows Verkenner : klik met je rechter muisknop op een bestand en kies “Scan For Viruses With ClamWin ” om het te scannen</text:p>
        </text:list-item>
        <text:list-item>
          <text:p text:style-name="P4">Microsoft Outlook add-in die automatisch inkomende en uitgaande emails te scant</text:p>
        </text:list-item>
      </text:list>
      <text:p text:style-name="P3">Opmerking : ClamWin Free Antivirus heeft geen “on-access realtime” scanner. <text:s/>Dit wil zeggen dat je bestanden manueel moet scannen om een virus te detecteren, ze worden niet automatisch gescand bij het openen of uitvoeren ervan. <text:s/>De Microsoft Outlook Integration Add-in kan echter besmette bijlagen van emails automatisch verwijderen, zonder tussenkomst van de gebruiker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Courier New" svg:font-family="'Courier New'" style:font-family-generic="modern" style:font-pitch="fixed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Tahoma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8Num3z0" style:family="text">
      <style:text-properties style:font-name="StarSymbol1" fo:font-size="9pt" style:font-size-asian="9pt" style:font-name-complex="StarSymbol1" style:font-size-complex="9pt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WW8Num3">
      <text:list-level-style-bullet text:level="1" text:style-name="WW8Num3z0" style:num-suffix="." text:bullet-char="●">
        <style:text-properties style:font-name="StarSymbol1"/>
      </text:list-level-style-bullet>
      <text:list-level-style-bullet text:level="2" text:style-name="WW8Num3z0" style:num-suffix="." text:bullet-char="●">
        <style:text-properties style:font-name="StarSymbol1"/>
      </text:list-level-style-bullet>
      <text:list-level-style-bullet text:level="3" text:style-name="WW8Num3z0" style:num-suffix="." text:bullet-char="●">
        <style:text-properties style:font-name="StarSymbol1"/>
      </text:list-level-style-bullet>
      <text:list-level-style-bullet text:level="4" text:style-name="WW8Num3z0" style:num-suffix="." text:bullet-char="●">
        <style:text-properties style:font-name="StarSymbol1"/>
      </text:list-level-style-bullet>
      <text:list-level-style-bullet text:level="5" text:style-name="WW8Num3z0" style:num-suffix="." text:bullet-char="●">
        <style:text-properties style:font-name="StarSymbol1"/>
      </text:list-level-style-bullet>
      <text:list-level-style-bullet text:level="6" text:style-name="WW8Num3z0" style:num-suffix="." text:bullet-char="●">
        <style:text-properties style:font-name="StarSymbol1"/>
      </text:list-level-style-bullet>
      <text:list-level-style-bullet text:level="7" text:style-name="WW8Num3z0" style:num-suffix="." text:bullet-char="●">
        <style:text-properties style:font-name="StarSymbol1"/>
      </text:list-level-style-bullet>
      <text:list-level-style-bullet text:level="8" text:style-name="WW8Num3z0" style:num-suffix="." text:bullet-char="●">
        <style:text-properties style:font-name="StarSymbol1"/>
      </text:list-level-style-bullet>
      <text:list-level-style-bullet text:level="9" text:style-name="WW8Num3z0" style:num-suffix="." text:bullet-char="●"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4-04-26T21:53:29</meta:creation-date>
    <dc:creator>Peter Budts</dc:creator>
    <dc:date>2006-05-13T20:05:26</dc:date>
    <dc:language>en-GB</dc:language>
    <meta:editing-cycles>25</meta:editing-cycles>
    <meta:editing-duration>PT1H45M4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0" meta:word-count="150" meta:character-count="1028"/>
  </office:meta>
</office:document-meta>
</file>